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509.24pt"/>
    </style:style>
    <style:style style:name="co3" style:family="table-column">
      <style:table-column-properties fo:break-before="auto" style:column-width="380.24pt"/>
    </style:style>
    <style:style style:name="co4" style:family="table-column">
      <style:table-column-properties fo:break-before="auto" style:column-width="177pt"/>
    </style:style>
    <style:style style:name="co5" style:family="table-column">
      <style:table-column-properties fo:break-before="auto" style:column-width="407.25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488.24pt"/>
    </style:style>
    <style:style style:name="co10" style:family="table-column">
      <style:table-column-properties fo:break-before="auto" style:column-width="330.75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268.5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477.01pt"/>
    </style:style>
    <style:style style:name="co15" style:family="table-column">
      <style:table-column-properties fo:break-before="auto" style:column-width="495.75pt"/>
    </style:style>
    <style:style style:name="co16" style:family="table-column">
      <style:table-column-properties fo:break-before="auto" style:column-width="491.24pt"/>
    </style:style>
    <style:style style:name="co17" style:family="table-column">
      <style:table-column-properties fo:break-before="auto" style:column-width="192.76pt"/>
    </style:style>
    <style:style style:name="co18" style:family="table-column">
      <style:table-column-properties fo:break-before="auto" style:column-width="81.75pt"/>
    </style:style>
    <style:style style:name="co19" style:family="table-column">
      <style:table-column-properties fo:break-before="auto" style:column-width="396.74pt"/>
    </style:style>
    <style:style style:name="co20" style:family="table-column">
      <style:table-column-properties fo:break-before="auto" style:column-width="196.5pt"/>
    </style:style>
    <style:style style:name="co21" style:family="table-column">
      <style:table-column-properties fo:break-before="auto" style:column-width="205.51pt"/>
    </style:style>
    <style:style style:name="co22" style:family="table-column">
      <style:table-column-properties fo:break-before="auto" style:column-width="474.75pt"/>
    </style:style>
    <style:style style:name="co23" style:family="table-column">
      <style:table-column-properties fo:break-before="auto" style:column-width="639.75pt"/>
    </style:style>
    <style:style style:name="co24" style:family="table-column">
      <style:table-column-properties fo:break-before="auto" style:column-width="190.49pt"/>
    </style:style>
    <style:style style:name="co25" style:family="table-column">
      <style:table-column-properties fo:break-before="auto" style:column-width="412.5pt"/>
    </style:style>
    <style:style style:name="co26" style:family="table-column">
      <style:table-column-properties fo:break-before="auto" style:column-width="318.76pt"/>
    </style:style>
    <style:style style:name="co27" style:family="table-column">
      <style:table-column-properties fo:break-before="auto" style:column-width="287.26pt"/>
    </style:style>
    <style:style style:name="co28" style:family="table-column">
      <style:table-column-properties fo:break-before="auto" style:column-width="206.25pt"/>
    </style:style>
    <style:style style:name="co29" style:family="table-column">
      <style:table-column-properties fo:break-before="auto" style:column-width="219pt"/>
    </style:style>
    <style:style style:name="co30" style:family="table-column">
      <style:table-column-properties fo:break-before="auto" style:column-width="375pt"/>
    </style:style>
    <style:style style:name="co31" style:family="table-column">
      <style:table-column-properties fo:break-before="auto" style:column-width="501.76pt"/>
    </style:style>
    <style:style style:name="co32" style:family="table-column">
      <style:table-column-properties fo:break-before="auto" style:column-width="303pt"/>
    </style:style>
    <style:style style:name="co33" style:family="table-column">
      <style:table-column-properties fo:break-before="auto" style:column-width="80.25pt"/>
    </style:style>
    <style:style style:name="co34" style:family="table-column">
      <style:table-column-properties fo:break-before="auto" style:column-width="261.75pt"/>
    </style:style>
    <style:style style:name="co35" style:family="table-column">
      <style:table-column-properties fo:break-before="auto" style:column-width="222.01pt"/>
    </style:style>
    <style:style style:name="co36" style:family="table-column">
      <style:table-column-properties fo:break-before="auto" style:column-width="321pt"/>
    </style:style>
    <style:style style:name="co37" style:family="table-column">
      <style:table-column-properties fo:break-before="auto" style:column-width="327.74pt"/>
    </style:style>
    <style:style style:name="co38" style:family="table-column">
      <style:table-column-properties fo:break-before="auto" style:column-width="171.01pt"/>
    </style:style>
    <style:style style:name="co39" style:family="table-column">
      <style:table-column-properties fo:break-before="auto" style:column-width="334.49pt"/>
    </style:style>
    <style:style style:name="co40" style:family="table-column">
      <style:table-column-properties fo:break-before="auto" style:column-width="234pt"/>
    </style:style>
    <style:style style:name="co41" style:family="table-column">
      <style:table-column-properties fo:break-before="auto" style:column-width="531.75pt"/>
    </style:style>
    <style:style style:name="co42" style:family="table-column">
      <style:table-column-properties fo:break-before="auto" style:column-width="466.5pt"/>
    </style:style>
    <style:style style:name="co43" style:family="table-column">
      <style:table-column-properties fo:break-before="auto" style:column-width="375.76pt"/>
    </style:style>
    <style:style style:name="co44" style:family="table-column">
      <style:table-column-properties fo:break-before="auto" style:column-width="273.74pt"/>
    </style:style>
    <style:style style:name="co45" style:family="table-column">
      <style:table-column-properties fo:break-before="auto" style:column-width="365.24pt"/>
    </style:style>
    <style:style style:name="co46" style:family="table-column">
      <style:table-column-properties fo:break-before="auto" style:column-width="182.24pt"/>
    </style:style>
    <style:style style:name="co47" style:family="table-column">
      <style:table-column-properties fo:break-before="auto" style:column-width="642.76pt"/>
    </style:style>
    <style:style style:name="co48" style:family="table-column">
      <style:table-column-properties fo:break-before="auto" style:column-width="183pt"/>
    </style:style>
    <style:style style:name="co49" style:family="table-column">
      <style:table-column-properties fo:break-before="auto" style:column-width="97.51pt"/>
    </style:style>
    <style:style style:name="co50" style:family="table-column">
      <style:table-column-properties fo:break-before="auto" style:column-width="444.76pt"/>
    </style:style>
    <style:style style:name="co51" style:family="table-column">
      <style:table-column-properties fo:break-before="auto" style:column-width="332.25pt"/>
    </style:style>
    <style:style style:name="co52" style:family="table-column">
      <style:table-column-properties fo:break-before="auto" style:column-width="471pt"/>
    </style:style>
    <style:style style:name="co53" style:family="table-column">
      <style:table-column-properties fo:break-before="auto" style:column-width="193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9.06.14">
      <style:table-properties table:display="true" style:writing-mode="lr-tb"/>
    </style:style>
    <style:style style:name="ta2" style:family="table" style:master-page-name="PageStyle_5f_26.06.14">
      <style:table-properties table:display="true" style:writing-mode="lr-tb"/>
    </style:style>
    <style:style style:name="ta3" style:family="table" style:master-page-name="PageStyle_5f_10.07.14">
      <style:table-properties table:display="true" style:writing-mode="lr-tb"/>
    </style:style>
    <style:style style:name="ta4" style:family="table" style:master-page-name="PageStyle_5f_17.07.14">
      <style:table-properties table:display="true" style:writing-mode="lr-tb"/>
    </style:style>
    <style:style style:name="ta5" style:family="table" style:master-page-name="PageStyle_5f_6.11.14">
      <style:table-properties table:display="true" style:writing-mode="lr-tb"/>
    </style:style>
    <style:style style:name="ta6" style:family="table" style:master-page-name="PageStyle_5f_11.11.14">
      <style:table-properties table:display="true" style:writing-mode="lr-tb"/>
    </style:style>
    <style:style style:name="ta7" style:family="table" style:master-page-name="PageStyle_5f_19.11.14">
      <style:table-properties table:display="true" style:writing-mode="lr-tb"/>
    </style:style>
    <style:style style:name="ta8" style:family="table" style:master-page-name="PageStyle_5f_26.11.14">
      <style:table-properties table:display="true" style:writing-mode="lr-tb"/>
    </style:style>
    <style:style style:name="ta9" style:family="table" style:master-page-name="PageStyle_5f_04.12.14">
      <style:table-properties table:display="true" style:writing-mode="lr-tb"/>
    </style:style>
    <style:style style:name="ta10" style:family="table" style:master-page-name="PageStyle_5f_18.12.14">
      <style:table-properties table:display="true" style:writing-mode="lr-tb"/>
    </style:style>
    <style:style style:name="ta11" style:family="table" style:master-page-name="PageStyle_5f_21.01.15">
      <style:table-properties table:display="true" style:writing-mode="lr-tb"/>
    </style:style>
    <style:style style:name="ta12" style:family="table" style:master-page-name="PageStyle_5f_4.02.15">
      <style:table-properties table:display="true" style:writing-mode="lr-tb"/>
    </style:style>
    <style:style style:name="ta13" style:family="table" style:master-page-name="PageStyle_5f_11.02.15">
      <style:table-properties table:display="true" style:writing-mode="lr-tb"/>
    </style:style>
    <style:style style:name="ta14" style:family="table" style:master-page-name="PageStyle_5f_25.02.15">
      <style:table-properties table:display="true" style:writing-mode="lr-tb"/>
    </style:style>
    <style:style style:name="ta15" style:family="table" style:master-page-name="PageStyle_5f_10.03.15">
      <style:table-properties table:display="true" style:writing-mode="lr-tb"/>
    </style:style>
    <style:style style:name="ta16" style:family="table" style:master-page-name="PageStyle_5f_17.03.15">
      <style:table-properties table:display="true" style:writing-mode="lr-tb"/>
    </style:style>
    <style:style style:name="ta17" style:family="table" style:master-page-name="PageStyle_5f_24.03.15">
      <style:table-properties table:display="true" style:writing-mode="lr-tb"/>
    </style:style>
    <style:style style:name="ta18" style:family="table" style:master-page-name="PageStyle_5f_01.04.15">
      <style:table-properties table:display="true" style:writing-mode="lr-tb"/>
    </style:style>
    <style:style style:name="ta19" style:family="table" style:master-page-name="PageStyle_5f_08.04.15">
      <style:table-properties table:display="true" style:writing-mode="lr-tb"/>
    </style:style>
    <style:style style:name="ta20" style:family="table" style:master-page-name="PageStyle_5f_15.04.15">
      <style:table-properties table:display="true" style:writing-mode="lr-tb"/>
    </style:style>
    <style:style style:name="ta21" style:family="table" style:master-page-name="PageStyle_5f_22.04.15">
      <style:table-properties table:display="true" style:writing-mode="lr-tb"/>
    </style:style>
    <style:style style:name="ta22" style:family="table" style:master-page-name="PageStyle_5f_29.04.15">
      <style:table-properties table:display="true" style:writing-mode="lr-tb"/>
    </style:style>
    <style:style style:name="ta23" style:family="table" style:master-page-name="PageStyle_5f_5.05.2015">
      <style:table-properties table:display="true" style:writing-mode="lr-tb"/>
    </style:style>
    <style:style style:name="ta24" style:family="table" style:master-page-name="PageStyle_5f_12.05.2015">
      <style:table-properties table:display="true" style:writing-mode="lr-tb"/>
    </style:style>
    <style:style style:name="ta25" style:family="table" style:master-page-name="PageStyle_5f_19.05.2015">
      <style:table-properties table:display="true" style:writing-mode="lr-tb"/>
    </style:style>
    <style:style style:name="ta26" style:family="table" style:master-page-name="PageStyle_5f_27.05.2015">
      <style:table-properties table:display="true" style:writing-mode="lr-tb"/>
    </style:style>
    <style:style style:name="ta27" style:family="table" style:master-page-name="PageStyle_5f_03.06.2015">
      <style:table-properties table:display="true" style:writing-mode="lr-tb"/>
    </style:style>
    <style:style style:name="ta28" style:family="table" style:master-page-name="PageStyle_5f_10.06.2015">
      <style:table-properties table:display="true" style:writing-mode="lr-tb"/>
    </style:style>
    <style:style style:name="ta29" style:family="table" style:master-page-name="PageStyle_5f_17.06.2015">
      <style:table-properties table:display="true" style:writing-mode="lr-tb"/>
    </style:style>
    <style:style style:name="ta30" style:family="table" style:master-page-name="PageStyle_5f_24.06.2015">
      <style:table-properties table:display="true" style:writing-mode="lr-tb"/>
    </style:style>
    <style:style style:name="ta31" style:family="table" style:master-page-name="PageStyle_5f_30.07.2015">
      <style:table-properties table:display="true" style:writing-mode="lr-tb"/>
    </style:style>
    <style:style style:name="ta32" style:family="table" style:master-page-name="PageStyle_5f_4.11.2015">
      <style:table-properties table:display="true" style:writing-mode="lr-tb"/>
    </style:style>
    <style:style style:name="ta33" style:family="table" style:master-page-name="PageStyle_5f_Topic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0000" fo:background-color="#4a86e8" style:diagonal-bl-tr="none" style:diagonal-tl-br="none" style:text-align-source="value-type" style:repeat-content="false" fo:wrap-option="no-wrap" fo:border-left="0.74pt solid #ff0000" style:direction="ltr" fo:border-right="none" style:rotation-angle="0" style:rotation-align="none" style:shrink-to-fit="false" fo:border-top="0.74pt solid #ff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ff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3c78d8" fo:background-color="#ffe599" style:diagonal-bl-tr="none" style:diagonal-tl-br="none" fo:border-left="0.74pt solid #3c78d8" fo:border-right="none" style:rotation-align="none" fo:border-top="0.74pt solid #3c78d8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06666" style:diagonal-bl-tr="none" style:diagonal-tl-br="none" fo:border="0.74pt solid #f1c23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.06.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3" office:value-type="string" calcext:value-type="string">
            <text:p><text:a xlink:href="https://docs.angularjs.org/api/ng/service/$q" xlink:type="simple">https://docs.angularjs.org/api/ng/service/$q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 office:value-type="string" calcext:value-type="string">
            <text:p>http://habrahabr.ru/post/225065/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Алесь</text:p>
          </table:table-cell>
          <table:table-cell table:style-name="ce2"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://www.ashnik.com/25-features-your-developers-are-missing-when-not-using-postgres/" xlink:type="simple">http://www.ashnik.com/25-features-your-developers-are-missing-when-not-using-postgr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Дени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3" office:value-type="string" calcext:value-type="string">
            <text:p><text:a xlink:href="http://scotch.io/bar-talk/best-of-sublime-text-3-features-plugins-and-settings" xlink:type="simple">http://scotch.io/bar-talk/best-of-sublime-text-3-features-plugins-and-settings</text:a>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6.06.14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енис К.</text:p>
          </table:table-cell>
          <table:table-cell table:style-name="ce3" office:value-type="string" calcext:value-type="string">
            <text:p><text:a xlink:href="http://www.html5rocks.com/en/tutorials/es6/promises/" xlink:type="simple">http://www.html5rocks.com/en/tutorials/es6/promis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лесь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https://www.youtube.com/watch?v=h6Q2dQZ6G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Дени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.07.14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.</text:p>
          </table:table-cell>
          <table:table-cell table:style-name="ce2" office:value-type="string" calcext:value-type="string">
            <text:p>jenkins, new relic, яндекс метри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лесь</text:p>
          </table:table-cell>
          <table:table-cell table:style-name="ce2" office:value-type="string" calcext:value-type="string">
            <text:p>git insi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www.youtube.com/watch?v=4sIU8PxJEEk" xlink:type="simple">https://www.youtube.com/watch?v=4sIU8PxJEEk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Дени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Б</text:p>
          </table:table-cell>
          <table:table-cell table:style-name="ce3" office:value-type="string" calcext:value-type="string">
            <text:p><text:a xlink:href="https://medium.com/code-adventures/farewell-node-js-4ba9e7f3e52b" xlink:type="simple">https://medium.com/code-adventures/farewell-node-js-4ba9e7f3e52b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3" office:value-type="string" calcext:value-type="string">
            <text:p><text:a xlink:href="http://livestyle.emmet.io/install/" xlink:type="simple">http://livestyle.emmet.io/install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.07.14" table:style-name="ta4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лесь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Дени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Б</text:p>
          </table:table-cell>
          <table:table-cell table:style-name="ce2" office:value-type="string" calcext:value-type="string">
            <text:p>Яндекс метри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11.14" table:style-name="ta5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2" office:value-type="string" calcext:value-type="string">
            <text:p>postgres table partitionik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g-tu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gher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://material.js" xlink:type="simple">material.js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ker: beginnin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://ionic.io" xlink:type="simple">ionic.io</text:a>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.11.14" table:style-name="ta6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3" office:value-type="string" calcext:value-type="string">
            <text:p><text:a xlink:href="http://techcrunch.com/2014/11/12/amazon-launches-aurora-a-high-performance-relational-database-service/" xlink:type="simple">http://techcrunch.com/2014/11/12/amazon-launches-aurora-a-high-performance-relational-database-servic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github.com/rack/rack/wiki/List-of-Middleware" xlink:type="simple">https://github.com/rack/rack/wiki/List-of-Middleware</text:a></text:p>
          </table:table-cell>
          <table:table-cell table:style-name="ce3" office:value-type="string" calcext:value-type="string">
            <text:p><text:a xlink:href="http://12factor.net/" xlink:type="simple">http://12factor.net/</text:a></text:p>
          </table:table-cell>
          <table:table-cell table:style-name="ce3" office:value-type="string" calcext:value-type="string">
            <text:p><text:a xlink:href="https://github.com/heroku/rails_12factor" xlink:type="simple">https://github.com/heroku/rails_12factor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.11.14" table:style-name="ta7">
        <table:table-column table:style-name="co7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3" office:value-type="string" calcext:value-type="string">
            <text:p><text:a xlink:href="http://aws.amazon.com/lambda/" xlink:type="simple">http://aws.amazon.com/lambda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://fnordmetric.io/examples/areacharts/simple_area/" xlink:type="simple">http://fnordmetric.io/examples/areacharts/simple_area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office:value-type="string" calcext:value-type="string">
            <text:p>Ruby 3.0 soft typ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3" office:value-type="string" calcext:value-type="string">
            <text:p><text:a xlink:href="https://github.com/RubyMoney/money-rails" xlink:type="simple">https://github.com/RubyMoney/money-rails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<text:a xlink:href="http://12factor.net/" xlink:type="simple">http://12factor.net/</text:a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github.com/heroku/rails_12factor" xlink:type="simple">https://github.com/heroku/rails_12factor</text:a>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6.11.14" table:style-name="ta8">
        <table:table-column table:style-name="co1" table:default-cell-style-name="Default"/>
        <table:table-column table:style-name="co9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"https://github.com/jish/pre-commit"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office:value-type="string" calcext:value-type="string">
            <text:p>Ruby 3.0, soft typing, http://www.sitepoint.com/unraveling-string-key-performance-ruby-2-2/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Б</text:p>
          </table:table-cell>
          <table:table-cell table:style-name="ce2" office:value-type="string" calcext:value-type="string">
            <text:p>не придет - вот ГАТ - а я все же пришел =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 office:value-type="string" calcext:value-type="string">
            <text:p>money-rail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 office:value-type="string" calcext:value-type="string">
            <text:p>Datomic ?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.12.14" table:style-name="ta9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 office:value-type="string" calcext:value-type="string">
            <text:p>debounce, throttle, event sourcing, knewton, rails-disco, DRb</text:p>
          </table:table-cell>
          <table:table-cell table:style-name="ce3" office:value-type="string" calcext:value-type="string">
            <text:p><text:a xlink:href="http://underscorejs.org/#throttle" xlink:type="simple">http://underscorejs.org/#throttle</text:a></text:p>
          </table:table-cell>
          <table:table-cell table:style-name="ce3" office:value-type="string" calcext:value-type="string">
            <text:p><text:a xlink:href="https://github.com/eventstore/eventstore/wiki/Event-Sourcing-Basics" xlink:type="simple">https://github.com/eventstore/eventstore/wiki/Event-Sourcing-Basics</text:a></text:p>
          </table:table-cell>
          <table:table-cell table:style-name="ce3" office:value-type="string" calcext:value-type="string">
            <text:p><text:a xlink:href="http://habrahabr.ru/company/npl/blog/244539/" xlink:type="simple">http://habrahabr.ru/company/npl/blog/244539/</text:a></text:p>
          </table:table-cell>
          <table:table-cell table:style-name="ce3" office:value-type="string" calcext:value-type="string">
            <text:p><text:a xlink:href="https://github.com/hicknhack-software/rails-disco" xlink:type="simple">https://github.com/hicknhack-software/rails-disco</text:a></text:p>
          </table:table-cell>
          <table:table-cell table:style-name="ce3" office:value-type="string" calcext:value-type="string">
            <text:p><text:a xlink:href="http://www.sitepoint.com/rails-disco-get-event-sourcing/" xlink:type="simple">http://www.sitepoint.com/rails-disco-get-event-sourcing/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github.com/julmon/pg_activity/" xlink:type="simple">https://github.com/julmon/pg_activit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Саша Б</text:p>
          </table:table-cell>
          <table:table-cell table:style-name="ce5"/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 office:value-type="string" calcext:value-type="string">
            <text:p>datomic</text:p>
          </table:table-cell>
          <table:table-cell table:style-name="ce2" office:value-type="string" calcext:value-type="string">
            <text:p>coreOS</text:p>
          </table:table-cell>
          <table:table-cell table:style-name="ce2" office:value-type="string" calcext:value-type="string">
            <text:p>Cloju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.12.14" table:style-name="ta10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1" table:number-columns-repeated="2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1" office:value-type="string" calcext:value-type="string">
            <text:p>WebPay integration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9" office:value-type="string" calcext:value-type="string">
            <text:p><text:a xlink:href="https://wiki.postgresql.org/wiki/Foreign_data_wrappers" xlink:type="simple">https://wiki.postgresql.org/wiki/Foreign_data_wrappers</text:a></text:p>
          </table:table-cell>
          <table:table-cell table:style-name="ce3" office:value-type="string" calcext:value-type="string">
            <text:p><text:a xlink:href="https://medium.com/@rcdexta/whats-the-deal-with-ruby-gc-and-copy-on-write-f5eddef21485" xlink:type="simple">https://medium.com/@rcdexta/whats-the-deal-with-ruby-gc-and-copy-on-write-f5eddef21485</text:a>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9" office:value-type="string" calcext:value-type="string">
            <text:p><text:a xlink:href="http://bucardo.org/" xlink:type="simple">http://bucardo.org/</text:a></text:p>
          </table:table-cell>
          <table:table-cell table:style-name="ce10" office:value-type="string" calcext:value-type="string">
            <text:p>репликация для чайников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9" office:value-type="string" calcext:value-type="string">
            <text:p><text:a xlink:href="http://blog.bigbinary.com/2013/07/01/preload-vs-eager-load-vs-joins-vs-includes.html" xlink:type="simple">http://blog.bigbinary.com/2013/07/01/preload-vs-eager-load-vs-joins-vs-includes.html</text:a></text:p>
          </table:table-cell>
          <table:table-cell table:style-name="ce3" office:value-type="string" calcext:value-type="string">
            <text:p><text:a xlink:href="https://github.com/activerecord-hackery/ransack" xlink:type="simple">https://github.com/activerecord-hackery/ransack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1"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style-name="ce1" office:value-type="string" calcext:value-type="string">
            <text:p>NLP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.01.15" table:style-name="ta1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github.com/dockyard/postgres_ext/blob/master/docs/querying.md" xlink:type="simple">https://github.com/dockyard/postgres_ext/blob/master/docs/querying.md</text:a></text:p>
          </table:table-cell>
          <table:table-cell table:style-name="ce3" office:value-type="string" calcext:value-type="string">
            <text:p><text:a xlink:href="https://github.com/tchandy/octopus" xlink:type="simple">https://github.com/tchandy/octopus</text:a></text:p>
          </table:table-cell>
          <table:table-cell table:style-name="ce9" office:value-type="string" calcext:value-type="string">
            <text:p><text:a xlink:href="https://github.com/elabs/refile" xlink:type="simple">https://github.com/elabs/refile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 office:value-type="string" calcext:value-type="string">
            <text:p>pry, pry-rails, pry-debugg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02.15" table:style-name="ta1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speakerdeck.com/rauschma/using-ecmascript-6-today" xlink:type="simple">https://speakerdeck.com/rauschma/using-ecmascript-6-today</text:a></text:p>
          </table:table-cell>
          <table:table-cell table:style-name="ce2"/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.02.15" table:style-name="ta13">
        <table:table-column table:style-name="co1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 office:value-type="string" calcext:value-type="string">
            <text:p>strip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Как Валик сайты научился оптимизировать aka http://www.smashingmagazine.com/</text:p>
          </table:table-cell>
          <table:table-cell table:style-name="ce2"/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 office:value-type="string" calcext:value-type="string">
            <text:p>Seductive mobile design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.02.15" table:style-name="ta14">
        <table:table-column table:style-name="co1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3" office:value-type="string" calcext:value-type="string">
            <text:p><text:a xlink:href="https://medium.com/@c2c/javascript-console-lesser-known-features-9fe3852ce48b" xlink:type="simple">https://medium.com/@c2c/javascript-console-lesser-known-features-9fe3852ce48b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multi-tenancy apps</text:p>
          </table:table-cell>
          <table:table-cell table:style-name="ce2"/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office:value-type="string" calcext:value-type="string">
            <text:p>video streaming, как не надо делать mer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.03.15" table:style-name="ta15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 office:value-type="string" calcext:value-type="string">
            <text:p>https://medium.com/@c2c/javascript-console-lesser-known-features-9fe3852ce48b; https://github.com/rails/global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 office:value-type="string" calcext:value-type="string">
            <text:p>SPA SE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 office:value-type="string" calcext:value-type="string">
            <text:p>datomic, если успею сделать демку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 office:value-type="string" calcext:value-type="string">
            <text:p>Боль и унижение в архитектуре приложений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ергей Д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.03.15" table:style-name="ta16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</text:p>
          </table:table-cell>
          <table:table-cell table:style-name="ce2" office:value-type="string" calcext:value-type="string">
            <text:p>google analytic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12" office:value-type="string" calcext:value-type="string">
            <text:p><text:a xlink:href="https://github.com/rails/globalid" xlink:type="simple">https://github.com/rails/globalid</text:a></text:p>
          </table:table-cell>
          <table:table-cell table:style-name="ce3" office:value-type="string" calcext:value-type="string">
            <text:p><text:a xlink:href="https://medium.com/@c2c/javascript-console-lesser-known-features-9fe3852ce48b" xlink:type="simple">https://medium.com/@c2c/javascript-console-lesser-known-features-9fe3852ce48b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https://lodash.com/ + <text:s/>order by popular_checked_at, id DESC NULLS LAS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3" office:value-type="string" calcext:value-type="string">
            <text:p><text:a xlink:href="https://github.com/swanandp/acts_as_list;" xlink:type="simple">https://github.com/swanandp/acts_as_list; 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ергей Д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.03.15" table:style-name="ta17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14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angular rails resource / rest angular snapshots</text:p>
          </table:table-cell>
          <table:table-cell table:style-name="ce3" office:value-type="string" calcext:value-type="string">
            <text:p><text:a xlink:href="https://github.com/comfy/comfortable-mexican-sofa" xlink:type="simple">https://github.com/comfy/comfortable-mexican-sof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 office:value-type="string" calcext:value-type="string">
            <text:p>И снова пару слов о боли =)</text:p>
          </table:table-cell>
          <table:table-cell table:style-name="ce3" office:value-type="string" calcext:value-type="string">
            <text:p><text:a xlink:href="https://developer.android.com/tools/building/multidex.html" xlink:type="simple">https://developer.android.com/tools/building/multidex.html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office:value-type="string" calcext:value-type="string">
            <text:p>Нейминг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.04.15" table:style-name="ta18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14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angular rails resource / rest angular snapshots</text:p>
          </table:table-cell>
          <table:table-cell table:style-name="ce3" office:value-type="string" calcext:value-type="string">
            <text:p><text:a xlink:href="https://github.com/comfy/comfortable-mexican-sofa" xlink:type="simple">https://github.com/comfy/comfortable-mexican-sofa</text:a></text:p>
          </table:table-cell>
          <table:table-cell table:style-name="ce15" office:value-type="string" calcext:value-type="string">
            <text:p>text_pattern_ops + http://habrahabr.ru/post/203386/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office:value-type="string" calcext:value-type="string">
            <text:p>Watir и бутылка рома - как я стал пиратом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Никола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 office:value-type="string" calcext:value-type="string">
            <text:p>Расскажу про хакатон и покажу прилажку если попаду на тупичек =)</text:p>
          </table:table-cell>
          <table:table-cell table:style-name="ce2" office:value-type="string" calcext:value-type="string">
            <text:p>Или React Native =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8.04.15" table:style-name="ta19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office:value-type="string" calcext:value-type="string">
            <text:p>jenkins + ghpr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14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github.com/Pasvaz/bindonce" xlink:type="simple">https://github.com/Pasvaz/bindonce</text:a></text:p>
          </table:table-cell>
          <table:table-cell table:style-name="ce2" office:value-type="string" calcext:value-type="string">
            <text:p>paper_trail</text:p>
          </table:table-cell>
          <table:table-cell table:style-name="ce15" office:value-type="string" calcext:value-type="string">
            <text:p>pg_repac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office:value-type="string" calcext:value-type="string">
            <text:p>Сервис-объекты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.04.15" table:style-name="ta20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БД </text:p>
          </table:table-cell>
          <table:table-cell table:style-name="ce3" office:value-type="string" calcext:value-type="string">
            <text:p><text:a xlink:href="https://speakerdeck.com/amcaplan/flag-your-features-with-rollout-and-degrade" xlink:type="simple">
https://speakerdeck.com/amcaplan/flag-your-features-with-rollout-and-degrade</text:a></text:p>
          </table:table-cell>
          <table:table-cell table:style-name="ce16" office:value-type="string" calcext:value-type="string">
            <text:p><text:a xlink:href="https://github.com/schneems/wicked" xlink:type="simple">https://github.com/schneems/wicked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3" office:value-type="string" calcext:value-type="string">
            <text:p><text:a xlink:href="https://github.com/ripienaar/free-for-dev" xlink:type="simple">https://github.com/ripienaar/free-for-dev</text:a></text:p>
          </table:table-cell>
          <table:table-cell table:style-name="ce3" office:value-type="string" calcext:value-type="string">
            <text:p><text:a xlink:href="http://www.oauthsecurity.com" xlink:type="simple">http://www.oauthsecurity.com</text:a></text:p>
          </table:table-cell>
          <table:table-cell table:style-name="ce3" office:value-type="string" calcext:value-type="string">
            <text:p><text:a xlink:href="https://github.com/halostatue/mime-types/issues/94" xlink:type="simple">https://github.com/halostatue/mime-types/issues/9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.04.15" table:style-name="ta21">
        <table:table-column table:style-name="co3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style-name="ce3" office:value-type="string" calcext:value-type="string">
            <text:p><text:a xlink:href="http://codingwithaxe.com/5-less-used-enumerators-of-ruby/" xlink:type="simple">http://codingwithaxe.com/5-less-used-enumerators-of-ruby/</text:a></text:p>
          </table:table-cell>
          <table:table-cell table:style-name="ce2" office:value-type="string" calcext:value-type="string">
            <text:p>dynamic rou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/>
          <table:table-cell table:style-name="ce2"/>
          <table:table-cell table:style-name="ce15"/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 office:value-type="string" calcext:value-type="string">
            <text:p>No more loop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9.04.15" table:style-name="ta22"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office:value-type="string" calcext:value-type="string">
            <text:p>self improvemen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github.com/postcss/postcss" xlink:type="simple">https://github.com/postcss/postcss</text:a></text:p>
          </table:table-cell>
          <table:table-cell table:style-name="ce3" office:value-type="string" calcext:value-type="string">
            <text:p><text:a xlink:href="https://github.com/stefankroes/ancestry" xlink:type="simple">https://github.com/stefankroes/ancestry</text:a></text:p>
          </table:table-cell>
          <table:table-cell table:style-name="ce2" office:value-type="string" calcext:value-type="string">
            <text:p>self improvemen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3" office:value-type="string" calcext:value-type="string">
            <text:p><text:a xlink:href="https://github.com/timjacobi/angular2-education" xlink:type="simple">https://github.com/timjacobi/angular2-education</text:a></text:p>
          </table:table-cell>
          <table:table-cell table:style-name="ce2" office:value-type="string" calcext:value-type="string">
            <text:p>self improvemen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office:value-type="string" calcext:value-type="string">
            <text:p>self improvement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05.2015" table:style-name="ta23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3" office:value-type="string" calcext:value-type="string">
            <text:p><text:a xlink:href="http://emberjs.com/blog/2015/05/05/glimmer-merging.html" xlink:type="simple">http://emberjs.com/blog/2015/05/05/glimmer-merging.html</text:a></text:p>
          </table:table-cell>
          <table:table-cell table:style-name="ce3" office:value-type="string" calcext:value-type="string">
            <text:p><text:a xlink:href="http://arstechnica.com/information-technology/2015/05/04/prime-minister-of-singapore-shares-his-c-code-for-sudoku-solver/" xlink:type="simple">http://arstechnica.com/information-technology/2015/05/04/prime-minister-of-singapore-shares-his-c-code-for-sudoku-solver/</text:a></text:p>
          </table:table-cell>
          <table:table-cell table:style-name="ce3" office:value-type="string" calcext:value-type="string">
            <text:p><text:a xlink:href="http://carlcheo.com/compsci" xlink:type="simple">http://carlcheo.com/compsci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 office:value-type="string" calcext:value-type="string">
            <text:p>P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.05.2015" table:style-name="ta24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www.codeschool.com/blog/2015/04/24/7-deadly-sins-of-ruby-metaprogramming/" xlink:type="simple">https://www.codeschool.com/blog/2015/04/24/7-deadly-sins-of-ruby-metaprogramming/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3" office:value-type="string" calcext:value-type="string">
            <text:p><text:a xlink:href="https://github.com/DyegoCosta/what_to_run" xlink:type="simple">https://github.com/DyegoCosta/what_to_run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3" office:value-type="string" calcext:value-type="string">
            <text:p><text:a xlink:href="https://github.com/nathanvda/cocoon" xlink:type="simple">https://github.com/nathanvda/cocoon</text:a></text:p>
          </table:table-cell>
          <table:table-cell table:style-name="ce3" office:value-type="string" calcext:value-type="string">
            <text:p><text:a xlink:href="http://blog.8thlight.com/kevin-buchanan/2015/05/04/decomposing-asynchronous-workers-in-ruby.html" xlink:type="simple">http://blog.8thlight.com/kevin-buchanan/2015/05/04/decomposing-asynchronous-workers-in-ruby.html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.05.2015" table:style-name="ta25">
        <table:table-column table:style-name="co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www.codeschool.com/blog/2015/04/24/7-deadly-sins-of-ruby-metaprogramming/" xlink:type="simple">https://www.codeschool.com/blog/2015/04/24/7-deadly-sins-of-ruby-metaprogramming/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3" office:value-type="string" calcext:value-type="string">
            <text:p><text:a xlink:href="http://leopard.in.ua/2015/04/13/postgresql-indexes/" xlink:type="simple">http://leopard.in.ua/2015/04/13/postgresql-indexes/</text:a></text:p>
          </table:table-cell>
          <table:table-cell table:style-name="ce3" office:value-type="string" calcext:value-type="string">
            <text:p><text:a xlink:href="http://habrahabr.ru/post/254425/" xlink:type="simple">http://habrahabr.ru/post/254425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7.05.2015" table:style-name="ta26">
        <table:table-column table:style-name="co1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github.com/edelpero/lupa" xlink:type="simple">https://github.com/edelpero/lupa</text:a></text:p>
          </table:table-cell>
          <table:table-cell table:style-name="ce3" office:value-type="string" calcext:value-type="string">
            <text:p><text:a xlink:href="https://github.com/pokonski/gush" xlink:type="simple">https://github.com/pokonski/gush</text:a></text:p>
          </table:table-cell>
          <table:table-cell table:style-name="ce2"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3" office:value-type="string" calcext:value-type="string">
            <text:p><text:a xlink:href="https://dev.firmafon.dk/blog/rails-5-much-faster-collection-rendering/" xlink:type="simple">https://dev.firmafon.dk/blog/rails-5-much-faster-collection-rendering/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office:value-type="string" calcext:value-type="string">
            <text:p>Задание целей и A/B тестирование в яндекс метрике</text:p>
          </table:table-cell>
          <table:table-cell table:style-name="ce3" office:value-type="string" calcext:value-type="string">
            <text:p><text:a xlink:href="http://habrahabr.ru/post/254425/" xlink:type="simple">http://habrahabr.ru/post/254425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.06.2015" table:style-name="ta27"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office:value-type="string" calcext:value-type="string">
            <text:p>COM port</text:p>
          </table:table-cell>
          <table:table-cell table:style-name="ce2" office:value-type="string" calcext:value-type="string">
            <text:p>Print from brow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3" office:value-type="string" calcext:value-type="string">
            <text:p><text:a xlink:href="http://samurails.com/ruby/ruby-tricks-improve-code/" xlink:type="simple">http://samurails.com/ruby/ruby-tricks-improve-code/</text:a></text:p>
          </table:table-cell>
          <table:table-cell table:style-name="ce3" office:value-type="string" calcext:value-type="string">
            <text:p><text:a xlink:href="http://www.justinweiss.com/blog/2015/03/17/how-rails-sessions-work/" xlink:type="simple">http://www.justinweiss.com/blog/2015/03/17/how-rails-sessions-work/</text:a></text:p>
          </table:table-cell>
          <table:table-cell table:style-name="ce3" office:value-type="string" calcext:value-type="string">
            <text:p><text:a xlink:href="http://www.rich-harris.co.uk/ramjet/" xlink:type="simple">http://www.rich-harris.co.uk/ramjet/</text:a></text:p>
          </table:table-cell>
          <table:table-cell table:style-name="ce3" office:value-type="string" calcext:value-type="string">
            <text:p><text:a xlink:href="http://carlosrafaelgn.com.br/Asm86/index.html?language=en" xlink:type="simple">http://carlosrafaelgn.com.br/Asm86/index.html?language=en</text:a></text:p>
          </table:table-cell>
          <table:table-cell table:style-name="ce3" office:value-type="string" calcext:value-type="string">
            <text:p><text:a xlink:href="https://github.com/dhg/Skeleton" xlink:type="simple">https://github.com/dhg/Skeleton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 office:value-type="string" calcext:value-type="string">
            <text:p>Google IO releas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.06.2015" table:style-name="ta28">
        <table:table-column table:style-name="co1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docs.google.com/forms/d/1sOq-F8GIiF8EW4XL5w_C7RBpelzyYQ9JNePZ_Im1uG4/viewform?edit_requested=true" xlink:type="simple">https://docs.google.com/forms/d/1sOq-F8GIiF8EW4XL5w_C7RBpelzyYQ9JNePZ_Im1uG4/viewform?edit_requested=true</text:a></text:p>
          </table:table-cell>
          <table:table-cell table:style-name="ce3" office:value-type="string" calcext:value-type="string">
            <text:p><text:a xlink:href="http://blog.500tech.com/is-reactjs-fast/" xlink:type="simple">http://blog.500tech.com/is-reactjs-fast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3" office:value-type="string" calcext:value-type="string">
            <text:p><text:a xlink:href="http://thingsinabucket.com/2015/05/27/hash_default_proc/" xlink:type="simple">http://thingsinabucket.com/2015/05/27/hash_default_proc/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 office:value-type="string" calcext:value-type="string">
            <text:p>fireba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.06.2015" table:style-name="ta29">
        <table:table-column table:style-name="co49" table:default-cell-style-name="Default"/>
        <table:table-column table:style-name="co34" table:default-cell-style-name="Default"/>
        <table:table-column table:style-name="co50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philipwalton.github.io/solved-by-flexbox/" xlink:type="simple">https://philipwalton.github.io/solved-by-flexbox/</text:a></text:p>
          </table:table-cell>
          <table:table-cell table:style-name="ce3" office:value-type="string" calcext:value-type="string">
            <text:p><text:a xlink:href="http://www.ted.com/talks/barry_schwartz_on_the_paradox_of_choice?language=en" xlink:type="simple">http://www.ted.com/talks/barry_schwartz_on_the_paradox_of_choice?language=e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/>
          <table:table-cell table:style-name="ce2"/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.06.2015" table:style-name="ta30">
        <table:table-column table:style-name="co49" table:default-cell-style-name="Default"/>
        <table:table-column table:style-name="co34" table:default-cell-style-name="Default"/>
        <table:table-column table:style-name="co50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 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 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office:value-type="string" calcext:value-type="string">
            <text:p>Что-нибудь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 office:value-type="string" calcext:value-type="string">
            <text:p>CircleC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Дима Н</text:p>
          </table:table-cell>
          <table:table-cell table:style-name="ce2" office:value-type="string" calcext:value-type="string">
            <text:p>db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Женя Ш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.07.2015" table:style-name="ta31">
        <table:table-column table:style-name="co49" table:default-cell-style-name="Default"/>
        <table:table-column table:style-name="co34" table:default-cell-style-name="Default"/>
        <table:table-column table:style-name="co50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3" office:value-type="string" calcext:value-type="string" table:number-columns-spanned="2" table:number-rows-spanned="1">
            <text:p>Ссылка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2" office:value-type="string" calcext:value-type="string">
            <text:p>sidekiq-pro</text:p>
          </table:table-cell>
          <table:table-cell table:style-name="ce2" office:value-type="string" calcext:value-type="string">
            <text:p>gra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 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 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 office:value-type="string" calcext:value-type="string">
            <text:p>Realm</text:p>
          </table:table-cell>
          <table:table-cell table:style-name="ce3" office:value-type="string" calcext:value-type="string">
            <text:p><text:a xlink:href="https://realm.io/docs/java/latest/#getting-started" xlink:type="simple">https://realm.io/docs/java/latest/#getting-started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office:value-type="string" calcext:value-type="string">
            <text:p>React.js p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Дима Н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Женя Ш</text:p>
          </table:table-cell>
          <table:table-cell table:style-name="ce2" office:value-type="string" calcext:value-type="string">
            <text:p>Emacs + upgrade to NeoVim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11.2015" table:style-name="ta32">
        <table:table-column table:style-name="co49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Ссылка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Жора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Иль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алик</text:p>
          </table:table-cell>
          <table:table-cell table:style-name="ce3" office:value-type="string" calcext:value-type="string">
            <text:p><text:a xlink:href="https://github.com/joost/phony_rails" xlink:type="simple">https://github.com/joost/phony_rails</text:a>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Даша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Кирилл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Ринат</text:p>
          </table:table-cell>
          <table:table-cell/>
          <table:table-cell table:style-name="ce2" office:value-type="string" calcext:value-type="string">
            <text:p>Тут был валик</text:p>
          </table:table-cell>
          <table:table-cell table:style-name="ce2" office:value-type="string" calcext:value-type="string">
            <text:p>Зачем валик был напротив Рината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Саша Б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Саша П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Дима 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Арсени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Женя 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Аня</text:p>
          </table:table-cell>
          <table:table-cell table:style-name="ce3" office:value-type="string" calcext:value-type="string">
            <text:p><text:a xlink:href="https://github.com/robhurring/address-validator" xlink:type="simple">https://github.com/robhurring/address-validator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ова</text:p>
          </table:table-cell>
          <table:table-cell table:style-name="ce1" office:value-type="string" calcext:value-type="string">
            <text:p>xlforms,saripaar,SwiftValidator, swift guard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Юра К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Максим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Оля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Дима Н</text:p>
          </table:table-cell>
          <table:table-cell table:style-name="ce2" office:value-type="string" calcext:value-type="string">
            <text:p>http://jqueryvalidation.org/, https://github.com/balexand/email_validator, https://github.com/DavyJonesLocker/client_side_validatio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Женя Ш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Саша Ф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Филипп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Денис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ics" table:style-name="ta33">
        <table:table-column table:style-name="co52" table:default-cell-style-name="Default"/>
        <table:table-column table:style-name="co53" table:default-cell-style-name="Default"/>
        <table:table-column table:style-name="co1" table:number-columns-repeated="1022" table:default-cell-style-name="Default"/>
        <table:table-row table:style-name="ro1">
          <table:table-cell table:style-name="ce3" office:value-type="string" calcext:value-type="string">
            <text:p><text:a xlink:href="http://include-media.com/" xlink:type="simple">http://include-media.com/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://www.craigkerstiens.com/2013/08/05/a-look-at-FDWs/" xlink:type="simple">http://www.craigkerstiens.com/2013/08/05/a-look-at-FDWs/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<text:a xlink:href="http://codon.com/consider-static-typing" xlink:type="simple">http://codon.com/consider-static-typing</text:a></text:p>
          </table:table-cell>
          <table:table-cell table:style-name="ce2" office:value-type="string" calcext:value-type="string">
            <text:p>ruby 3.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github.com/DrBoolean/mostly-adequate-guide" xlink:type="simple">https://github.com/DrBoolean/mostly-adequate-guide</text:a></text:p>
          </table:table-cell>
          <table:table-cell table:style-name="ce17" office:value-type="string" calcext:value-type="string">
            <text:p>Mostly adequate guide to FP (in javascript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mattbrictson.com/nginx-reverse-proxy-cache" xlink:type="simple">https://mattbrictson.com/nginx-reverse-proxy-cache</text:a></text:p>
          </table:table-cell>
          <table:table-cell table:style-name="ce2" office:value-type="string" calcext:value-type="string">
            <text:p>OPS ngin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www.sitepoint.com/introduction-futuristic-new-router-angularjs/" xlink:type="simple">http://www.sitepoint.com/introduction-futuristic-new-router-angularjs/</text:a></text:p>
          </table:table-cell>
          <table:table-cell table:style-name="ce2" office:value-type="string" calcext:value-type="string">
            <text:p>angular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homeonrails.com/2015/05/razrabatyvaiem-ruby-gem-v-docker-kontieinierie/" xlink:type="simple">http://homeonrails.com/2015/05/razrabatyvaiem-ruby-gem-v-docker-kontieinierie/</text:a></text:p>
          </table:table-cell>
          <table:table-cell table:style-name="ce2" office:value-type="string" calcext:value-type="string">
            <text:p>dock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wyeworks.com/blog/2015/5/13/using-the-page-object-pattern-with-ember-cli/" xlink:type="simple">http://wyeworks.com/blog/2015/5/13/using-the-page-object-pattern-with-ember-cli/</text:a></text:p>
          </table:table-cell>
          <table:table-cell table:style-name="ce2" office:value-type="string" calcext:value-type="string">
            <text:p>emb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carlosrafaelgn.com.br/Asm86/index.html?language=en" xlink:type="simple">http://carlosrafaelgn.com.br/Asm86/index.html?language=en</text:a></text:p>
          </table:table-cell>
          <table:table-cell table:style-name="ce2" office:value-type="string" calcext:value-type="string">
            <text:p>f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github.com/avdi/sbpprb" xlink:type="simple">https://github.com/avdi/sbpprb</text:a></text:p>
          </table:table-cell>
          <table:table-cell table:style-name="ce2" office:value-type="string" calcext:value-type="string">
            <text:p>m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codon.com/programming-with-nothing" xlink:type="simple">http://codon.com/programming-with-nothing</text:a></text:p>
          </table:table-cell>
          <table:table-cell table:style-name="ce2" office:value-type="string" calcext:value-type="string">
            <text:p>read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6ftdan.com/allyourdev/2015/05/13/rails-dont-pluck-unnecessarily/" xlink:type="simple">http://6ftdan.com/allyourdev/2015/05/13/rails-dont-pluck-unnecessarily/</text:a></text:p>
          </table:table-cell>
          <table:table-cell table:style-name="ce2" office:value-type="string" calcext:value-type="string">
            <text:p>rail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tmichel.github.io/2015/03/01/view-components-in-rails/" xlink:type="simple">http://tmichel.github.io/2015/03/01/view-components-in-rails/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://tangosource.com/blog/a-tmux-crash-course-tips-and-tweaks" xlink:type="simple">http://tangosource.com/blog/a-tmux-crash-course-tips-and-tweaks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github.com/losvedir/ephemeral2" xlink:type="simple">https://github.com/losvedir/ephemeral2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github.com/TheBlasfem/ruby-patterns" xlink:type="simple">https://github.com/TheBlasfem/ruby-patterns</text:a></text:p>
          </table:table-cell>
          <table:table-cell table:style-name="ce2" office:value-type="string" calcext:value-type="string">
            <text:p>rub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github.com/edelpero/lupa" xlink:type="simple">https://github.com/edelpero/lupa</text:a></text:p>
          </table:table-cell>
          <table:table-cell table:style-name="ce2" office:value-type="string" calcext:value-type="string">
            <text:p>g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prelang.com/" xlink:type="simple">https://prelang.com/</text:a></text:p>
          </table:table-cell>
          <table:table-cell table:style-name="ce2" office:value-type="string" calcext:value-type="string">
            <text:p>lo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fromrailstoember.com/" xlink:type="simple">http://fromrailstoember.com/</text:a></text:p>
          </table:table-cell>
          <table:table-cell table:style-name="ce2" office:value-type="string" calcext:value-type="string">
            <text:p>rails -&gt; emb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babeljs.io/docs/learn-es6/" xlink:type="simple">http://babeljs.io/docs/learn-es6/</text:a></text:p>
          </table:table-cell>
          <table:table-cell table:style-name="ce2" office:value-type="string" calcext:value-type="string">
            <text:p>ES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umaar.com/dev-tips/" xlink:type="simple">https://umaar.com/dev-tips/</text:a></text:p>
          </table:table-cell>
          <table:table-cell table:style-name="ce2" office:value-type="string" calcext:value-type="string">
            <text:p>devtool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gist.github.com/JoshCheek/121e587101d397cbfbf3" xlink:type="simple">https://gist.github.com/JoshCheek/121e587101d397cbfbf3</text:a></text:p>
          </table:table-cell>
          <table:table-cell table:style-name="ce2" office:value-type="string" calcext:value-type="string">
            <text:p>sinatra cl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www.moxleystratton.com/blog/2008/05/01/clojure-tutorial-for-the-non-lisp-programmer/" xlink:type="simple">http://www.moxleystratton.com/blog/2008/05/01/clojure-tutorial-for-the-non-lisp-programmer/</text:a></text:p>
          </table:table-cell>
          <table:table-cell table:style-name="ce2" office:value-type="string" calcext:value-type="string">
            <text:p>cloju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gist.github.com/pixeltrix/e2298822dd89d854444b" xlink:type="simple">https://gist.github.com/pixeltrix/e2298822dd89d854444b</text:a></text:p>
          </table:table-cell>
          <table:table-cell table:style-name="ce2" office:value-type="string" calcext:value-type="string">
            <text:p>Date vs DateTi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www.scalyr.com/community/guides/an-in-depth-guide-to-nginx-metrics" xlink:type="simple">https://www.scalyr.com/community/guides/an-in-depth-guide-to-nginx-metrics</text:a></text:p>
          </table:table-cell>
          <table:table-cell table:style-name="ce2" office:value-type="string" calcext:value-type="string">
            <text:p>nginx metric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www.youtube.com/watch?v=Vmln9LvGbdo&amp;app=desktop" xlink:type="simple">https://www.youtube.com/watch?v=Vmln9LvGbdo&amp;app=desktop</text:a></text:p>
          </table:table-cell>
          <table:table-cell table:style-name="ce2" office:value-type="string" calcext:value-type="string">
            <text:p>Elixir Intro by Jo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zacstewart.com/2015/05/14/using-json-web-tokens-to-authenticate-javascript-front-ends-on-rails.html" xlink:type="simple">http://zacstewart.com/2015/05/14/using-json-web-tokens-to-authenticate-javascript-front-ends-on-rails.html</text:a></text:p>
          </table:table-cell>
          <table:table-cell table:style-name="ce2" office:value-type="string" calcext:value-type="string">
            <text:p>Rails + FE authentic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www.smashingmagazine.com/2013/01/18/the-importance-of-sections/" xlink:type="simple">http://www.smashingmagazine.com/2013/01/18/the-importance-of-sections/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leanpub.com/exploring-es6/read" xlink:type="simple">https://leanpub.com/exploring-es6/read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github.com/whatwg/meta-theme-color/issues/10" xlink:type="simple">https://github.com/whatwg/meta-theme-color/issues/10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www.reindex.io/blog/you-might-not-need-underscore/" xlink:type="simple">https://www.reindex.io/blog/you-might-not-need-underscore/</text:a></text:p>
          </table:table-cell>
          <table:table-cell table:style-name="ce2" office:value-type="string" calcext:value-type="string">
            <text:p>pure JS vs underscore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9.06.14" style:display-name="PageStyle_19.06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06.14" style:display-name="PageStyle_26.06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07.14" style:display-name="PageStyle_10.07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07.14" style:display-name="PageStyle_17.07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11.14" style:display-name="PageStyle_6.11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1.14" style:display-name="PageStyle_11.11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.11.14" style:display-name="PageStyle_19.11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11.14" style:display-name="PageStyle_26.11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.12.14" style:display-name="PageStyle_04.12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.12.14" style:display-name="PageStyle_18.12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.01.15" style:display-name="PageStyle_21.01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02.15" style:display-name="PageStyle_4.02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02.15" style:display-name="PageStyle_11.02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.02.15" style:display-name="PageStyle_25.02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03.15" style:display-name="PageStyle_10.03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03.15" style:display-name="PageStyle_17.03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.03.15" style:display-name="PageStyle_24.03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.04.15" style:display-name="PageStyle_01.04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8.04.15" style:display-name="PageStyle_08.04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.04.15" style:display-name="PageStyle_15.04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.04.15" style:display-name="PageStyle_22.04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9.04.15" style:display-name="PageStyle_29.04.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05.2015" style:display-name="PageStyle_5.05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.05.2015" style:display-name="PageStyle_12.05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.05.2015" style:display-name="PageStyle_19.05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7.05.2015" style:display-name="PageStyle_27.05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.06.2015" style:display-name="PageStyle_03.06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06.2015" style:display-name="PageStyle_10.06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06.2015" style:display-name="PageStyle_17.06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.06.2015" style:display-name="PageStyle_24.06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.07.2015" style:display-name="PageStyle_30.07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1.2015" style:display-name="PageStyle_4.11.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ics" style:display-name="PageStyle_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3" meta:cell-count="719" meta:object-count="0"/>
    <meta:generator>LibreOfficeDev/5.1.0.3$Linux_X86_64 LibreOffice_project/</meta:generator>
  </office:meta>
</office:document-meta>
</file>